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"/>
    <style:style style:name="ce2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6.664cm" svg:height="12.295cm" svg:x="6.57cm" svg:y="2.089cm">
            <draw:object draw:notify-on-update-of-ranges="Tabelle1.D1:Tabelle1.D7 Tabelle1.E1:Tabelle1.E7" xlink:href="./Object 1" xlink:type="simple" xlink:show="embed" xlink:actuate="onLoad"/>
            <draw:image xlink:href="./ObjectReplacements/Object 1" xlink:type="simple" xlink:show="embed" xlink:actuate="onLoad"/>
            <svg:title>Scaling Crossbar.io HTTP (16 bytes reply)</svg:titl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results/bigbox_w16.txt</text:p>
          </table:table-cell>
          <table:table-cell office:value-type="float" office:value="301800.37" calcext:value-type="float">
            <text:p>3018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5]" office:value-type="float" office:value="20506.92" calcext:value-type="float">
            <text:p>20.507</text:p>
          </table:table-cell>
        </table:table-row>
        <table:table-row table:style-name="ro1">
          <table:table-cell office:value-type="string" calcext:value-type="string">
            <text:p>results/bigbox_w16.txt</text:p>
          </table:table-cell>
          <table:table-cell office:value-type="float" office:value="292734.47" calcext:value-type="float">
            <text:p>29273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9]" office:value-type="float" office:value="41575.49" calcext:value-type="float">
            <text:p>41.575</text:p>
          </table:table-cell>
        </table:table-row>
        <table:table-row table:style-name="ro1">
          <table:table-cell office:value-type="string" calcext:value-type="string">
            <text:p>results/bigbox_w16.txt</text:p>
          </table:table-cell>
          <table:table-cell office:value-type="float" office:value="261339.52" calcext:value-type="float">
            <text:p>2613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21]" office:value-type="float" office:value="86174.28" calcext:value-type="float">
            <text:p>86.174</text:p>
          </table:table-cell>
        </table:table-row>
        <table:table-row table:style-name="ro1">
          <table:table-cell office:value-type="string" calcext:value-type="string">
            <text:p>results/bigbox_w16.txt</text:p>
          </table:table-cell>
          <table:table-cell office:value-type="float" office:value="93221.94" calcext:value-type="float">
            <text:p>9322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25]" office:value-type="float" office:value="149272.9" calcext:value-type="float">
            <text:p>149.273</text:p>
          </table:table-cell>
        </table:table-row>
        <table:table-row table:style-name="ro1">
          <table:table-cell office:value-type="string" calcext:value-type="string">
            <text:p>results/bigbox_w1.txt</text:p>
          </table:table-cell>
          <table:table-cell office:value-type="float" office:value="20506.92" calcext:value-type="float">
            <text:p>2050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1]" office:value-type="float" office:value="301800.37" calcext:value-type="float">
            <text:p>301.800</text:p>
          </table:table-cell>
        </table:table-row>
        <table:table-row table:style-name="ro1">
          <table:table-cell office:value-type="string" calcext:value-type="string">
            <text:p>results/bigbox_w1.txt</text:p>
          </table:table-cell>
          <table:table-cell office:value-type="float" office:value="21410.14" calcext:value-type="float">
            <text:p>2141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B13]" office:value-type="float" office:value="516108.96" calcext:value-type="float">
            <text:p>516.109</text:p>
          </table:table-cell>
        </table:table-row>
        <table:table-row table:style-name="ro1">
          <table:table-cell office:value-type="string" calcext:value-type="string">
            <text:p>results/bigbox_w1.txt</text:p>
          </table:table-cell>
          <table:table-cell office:value-type="float" office:value="19821.39" calcext:value-type="float">
            <text:p>1982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17]" office:value-type="float" office:value="627990.75" calcext:value-type="float">
            <text:p>627.991</text:p>
          </table:table-cell>
        </table:table-row>
        <table:table-row table:style-name="ro1">
          <table:table-cell office:value-type="string" calcext:value-type="string">
            <text:p>results/bigbox_w1.txt</text:p>
          </table:table-cell>
          <table:table-cell office:value-type="float" office:value="7017.55" calcext:value-type="float">
            <text:p>7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/bigbox_w2.txt</text:p>
          </table:table-cell>
          <table:table-cell office:value-type="float" office:value="41575.49" calcext:value-type="float">
            <text:p>41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/bigbox_w2.txt</text:p>
          </table:table-cell>
          <table:table-cell office:value-type="float" office:value="40407.77" calcext:value-type="float">
            <text:p>40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/bigbox_w2.txt</text:p>
          </table:table-cell>
          <table:table-cell office:value-type="float" office:value="34484.95" calcext:value-type="float">
            <text:p>34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/bigbox_w2.txt</text:p>
          </table:table-cell>
          <table:table-cell office:value-type="float" office:value="12141.71" calcext:value-type="float">
            <text:p>12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/bigbox_w32.txt</text:p>
          </table:table-cell>
          <table:table-cell office:value-type="float" office:value="516108.96" calcext:value-type="float">
            <text:p>516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/bigbox_w32.txt</text:p>
          </table:table-cell>
          <table:table-cell office:value-type="float" office:value="497908.47" calcext:value-type="float">
            <text:p>497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/bigbox_w32.txt</text:p>
          </table:table-cell>
          <table:table-cell office:value-type="float" office:value="464059.35" calcext:value-type="float">
            <text:p>46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/bigbox_w32.txt</text:p>
          </table:table-cell>
          <table:table-cell office:value-type="float" office:value="174585.67" calcext:value-type="float">
            <text:p>174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/bigbox_w40.txt</text:p>
          </table:table-cell>
          <table:table-cell office:value-type="float" office:value="627990.75" calcext:value-type="float">
            <text:p>627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/bigbox_w40.txt</text:p>
          </table:table-cell>
          <table:table-cell office:value-type="float" office:value="594120.37" calcext:value-type="float">
            <text:p>594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/bigbox_w40.txt</text:p>
          </table:table-cell>
          <table:table-cell office:value-type="float" office:value="569673.63" calcext:value-type="float">
            <text:p>569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/bigbox_w40.txt</text:p>
          </table:table-cell>
          <table:table-cell office:value-type="float" office:value="205196.9" calcext:value-type="float">
            <text:p>205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/bigbox_w4.txt</text:p>
          </table:table-cell>
          <table:table-cell office:value-type="float" office:value="86174.28" calcext:value-type="float">
            <text:p>86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/bigbox_w4.txt</text:p>
          </table:table-cell>
          <table:table-cell office:value-type="float" office:value="83887.62" calcext:value-type="float">
            <text:p>83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/bigbox_w4.txt</text:p>
          </table:table-cell>
          <table:table-cell office:value-type="float" office:value="70121.91" calcext:value-type="float">
            <text:p>70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/bigbox_w4.txt</text:p>
          </table:table-cell>
          <table:table-cell office:value-type="float" office:value="23470.26" calcext:value-type="float">
            <text:p>23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/bigbox_w8.txt</text:p>
          </table:table-cell>
          <table:table-cell office:value-type="float" office:value="149272.9" calcext:value-type="float">
            <text:p>149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/bigbox_w8.txt</text:p>
          </table:table-cell>
          <table:table-cell office:value-type="float" office:value="147993.65" calcext:value-type="float">
            <text:p>147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/bigbox_w8.txt</text:p>
          </table:table-cell>
          <table:table-cell office:value-type="float" office:value="129993.66" calcext:value-type="float">
            <text:p>129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/bigbox_w8.txt</text:p>
          </table:table-cell>
          <table:table-cell office:value-type="float" office:value="47404.04" calcext:value-type="float">
            <text:p>47404</text:p>
          </table:table-cell>
          <table:table-cell table:number-columns-repeated="3"/>
        </table:table-row>
        <table:table-row table:style-name="ro1" table:number-rows-repeated="104854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6:28:20.591360739</meta:creation-date>
    <dc:date>2015-11-10T23:21:43.916096294</dc:date>
    <meta:editing-duration>PT15M59S</meta:editing-duration>
    <meta:editing-cycles>3</meta:editing-cycles>
    <meta:generator>LibreOffice/4.2.8.2$Linux_X86_64 LibreOffice_project/420m0$Build-2</meta:generator>
    <meta:document-statistic meta:table-count="1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2.013cm"/>
    </style:style>
    <style:style style:name="P1" style:family="paragraph">
      <style:text-properties fo:font-family="'Liberation Sans'" style:font-style-name="Standard" style:font-family-generic="swiss" style:font-pitch="variable" fo:font-size="8pt" style:font-size-asian="24pt" style:font-size-complex="24pt"/>
    </style:style>
    <style:style style:name="T1" style:family="text">
      <style:text-properties fo:font-family="'Liberation Sans'" style:font-style-name="Standard" style:font-family-generic="swiss" style:font-pitch="variable" fo:font-size="8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6.665cm" svg:height="12.296cm" xlink:href=".." xlink:type="simple" chart:class="chart:bar" chart:style-name="ch1">
        <chart:title svg:x="5.272cm" svg:y="0.381cm" chart:style-name="ch2">
          <text:p>Crossbar.io Web Performance</text:p>
        </chart:title>
        <chart:plot-area chart:style-name="ch3" table:cell-range-address="Tabelle1.D1:Tabelle1.E7" chart:data-source-has-labels="column" svg:x="1.446cm" svg:y="1.849cm" svg:width="14.883cm" svg:height="7.121cm">
          <chartooo:coordinate-region svg:x="2.914cm" svg:y="2.048cm" svg:width="13.415cm" svg:height="6.275cm"/>
          <chart:axis chart:dimension="x" chart:name="primary-x" chart:style-name="ch4" chartooo:axis-type="auto">
            <chartooo:date-scale/>
            <chart:title svg:x="7.666cm" svg:y="9.215cm" chart:style-name="ch5">
              <text:p>number of cores</text:p>
            </chart:title>
            <chart:categories table:cell-range-address="Tabelle1.D1:Tabelle1.D7"/>
          </chart:axis>
          <chart:axis chart:dimension="y" chart:name="primary-y" chart:style-name="ch6">
            <chart:title svg:x="0.553cm" svg:y="6.816cm" chart:style-name="ch7">
              <text:p>HTTP requests/sec</text:p>
            </chart:title>
            <chart:grid chart:style-name="ch8" chart:class="major"/>
          </chart:axis>
          <chart:series chart:style-name="ch9" chart:values-cell-range-address="Tabelle1.E1:Tabelle1.E7" chart:class="chart:bar">
            <chart:data-point chart:repeated="7"/>
          </chart:series>
          <chart:wall chart:style-name="ch10"/>
          <chart:floor chart:style-name="ch11"/>
        </chart:plot-area>
        <draw:frame draw:style-name="gr1" draw:text-style-name="P1" svg:width="15.386cm" svg:height="2.013cm" svg:x="0.584cm" svg:y="10.242cm">
          <draw:text-box>
            <text:p><text:span text:style-name="T1">Crossbar.io is serving HTTP requests rendered from a Twisted Web resource that returns a dynamically generated 16 byte body. The load generator is wrk connecting over loopback TCP. Both Crossbar.io and wrk run on a 48 core Intel Xeon machine under Ubuntu 15.04. With 40 cores used for Crossbar.io, the machine is at 90% total CPU, including wrk.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D1:Tabelle1.D7</svg:desc>
                </draw:g>
              </table:table-cell>
              <table:table-cell office:value-type="float" office:value="20506.92">
                <text:p>20506.92</text:p>
                <draw:g>
                  <svg:desc>Tabelle1.E1:Tabelle1.E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1575.49">
                <text:p>41575.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6174.28">
                <text:p>86174.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9272.9">
                <text:p>149272.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01800.37">
                <text:p>301800.3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16108.96">
                <text:p>516108.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27990.75">
                <text:p>627990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